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f04" officeooo:paragraph-rsid="001fe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 MARCHE 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9:17:04.942966894</meta:creation-date>
    <dc:date>2024-04-05T16:50:09.665179649</dc:date>
    <meta:editing-duration>PT31S</meta:editing-duration>
    <meta:editing-cycles>2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